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Calibri2" svg:font-family="Calibri" style:font-adornments="Negrita" style:font-family-generic="swiss" style:font-pitch="variable"/>
    <style:font-face style:name="Calibri1" svg:font-family="Calibri" style:font-adornments="Negrita itálica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  <style:text-properties fo:font-style="normal" fo:font-weight="normal" officeooo:rsid="00239e26" officeooo:paragraph-rsid="00239e26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tyle="normal" fo:font-weight="normal" officeooo:rsid="002b11f9" officeooo:paragraph-rsid="00239e26" style:font-style-asian="normal" style:font-weight-asian="normal" style:font-style-complex="normal" style:font-weight-complex="normal"/>
    </style:style>
    <style:style style:name="P3" style:family="paragraph" style:parent-style-name="Standard" style:list-style-name="L2">
      <style:paragraph-properties fo:text-align="justify" style:justify-single-word="false"/>
      <style:text-properties fo:font-style="normal" fo:font-weight="normal" officeooo:rsid="002b11f9" officeooo:paragraph-rsid="00239e26" style:font-style-asian="normal" style:font-weight-asian="normal" style:font-style-complex="normal" style:font-weight-complex="normal"/>
    </style:style>
    <style:style style:name="P4" style:family="paragraph" style:parent-style-name="Standard" style:list-style-name="L3">
      <style:paragraph-properties fo:text-align="justify" style:justify-single-word="false"/>
      <style:text-properties fo:font-style="normal" fo:font-weight="normal" officeooo:rsid="002b11f9" officeooo:paragraph-rsid="00239e26" style:font-style-asian="normal" style:font-weight-asian="normal" style:font-style-complex="normal" style:font-weight-complex="normal"/>
    </style:style>
    <style:style style:name="P5" style:family="paragraph" style:parent-style-name="Standard" style:list-style-name="L4">
      <style:paragraph-properties fo:text-align="justify" style:justify-single-word="false"/>
      <style:text-properties fo:font-style="normal" fo:font-weight="normal" officeooo:rsid="002b11f9" officeooo:paragraph-rsid="00239e26" style:font-style-asian="normal" style:font-weight-asian="normal" style:font-style-complex="normal" style:font-weight-complex="normal"/>
    </style:style>
    <style:style style:name="P6" style:family="paragraph" style:parent-style-name="Standard" style:list-style-name="L5">
      <style:paragraph-properties fo:text-align="justify" style:justify-single-word="false"/>
      <style:text-properties fo:font-style="normal" fo:font-weight="normal" officeooo:rsid="002b11f9" officeooo:paragraph-rsid="00239e26" style:font-style-asian="normal" style:font-weight-asian="normal" style:font-style-complex="normal" style:font-weight-complex="normal"/>
    </style:style>
    <style:style style:name="P7" style:family="paragraph" style:parent-style-name="Standard" style:list-style-name="L6">
      <style:paragraph-properties fo:text-align="justify" style:justify-single-word="false"/>
      <style:text-properties fo:font-style="normal" fo:font-weight="normal" officeooo:rsid="002b11f9" officeooo:paragraph-rsid="00239e26" style:font-style-asian="normal" style:font-weight-asian="normal" style:font-style-complex="normal" style:font-weight-complex="normal"/>
    </style:style>
    <style:style style:name="P8" style:family="paragraph" style:parent-style-name="Standard" style:list-style-name="L7">
      <style:paragraph-properties fo:text-align="justify" style:justify-single-word="false"/>
      <style:text-properties fo:font-style="normal" fo:font-weight="normal" officeooo:rsid="002b11f9" officeooo:paragraph-rsid="00239e26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tyle="normal" fo:font-weight="bold" officeooo:rsid="002b11f9" officeooo:paragraph-rsid="00239e26" style:font-style-asian="normal" style:font-weight-asian="bold" style:font-style-complex="normal" style:font-weight-complex="bold"/>
    </style:style>
    <style:style style:name="P10" style:family="paragraph" style:parent-style-name="Standard" style:list-style-name="L1">
      <style:paragraph-properties fo:text-align="justify" style:justify-single-word="false"/>
      <style:text-properties officeooo:rsid="00239e26" officeooo:paragraph-rsid="00239e26"/>
    </style:style>
    <style:style style:name="P11" style:family="paragraph" style:parent-style-name="Standard" style:list-style-name="L1">
      <style:paragraph-properties fo:text-align="justify" style:justify-single-word="false"/>
      <style:text-properties officeooo:rsid="0029d58d" officeooo:paragraph-rsid="0029d58d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29d58d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2b11f9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sta actividad se realizara por parejas, debéis notificarme por email con quien realizareis el proyecto.</text:p>
      <text:p text:style-name="P2"/>
      <text:p text:style-name="P2">El objetivo de la practica es desarrollar una página web para una empresa. El cliente nos pide que debe tener las siguientes características:</text:p>
      <text:p text:style-name="P2"/>
      <text:p text:style-name="P9">Registro de Usuarios:</text:p>
      <text:list xml:id="list804611453" text:style-name="L2">
        <text:list-item>
          <text:p text:style-name="P3">Los visitantes deben poder registrarse como usuarios proporcionando información básica como nombre, correo electrónico y contraseña.</text:p>
        </text:list-item>
      </text:list>
      <text:p text:style-name="P2"/>
      <text:p text:style-name="P9">Autenticación de Usuarios:</text:p>
      <text:list xml:id="list3007499710" text:style-name="L3">
        <text:list-item>
          <text:p text:style-name="P4">Los usuarios registrados deben poder iniciar sesión utilizando su correo electrónico y contraseña.</text:p>
        </text:list-item>
        <text:list-item>
          <text:p text:style-name="P4">Se debe implementar un sistema seguro de autenticación para proteger la información de los usuarios. Que no se puedan acceder a secciones sin autentificarse, que la contraseña este cifrada…</text:p>
        </text:list-item>
      </text:list>
      <text:p text:style-name="P2"/>
      <text:p text:style-name="P9">Roles de Usuario:</text:p>
      <text:list xml:id="list827488883" text:style-name="L4">
        <text:list-item>
          <text:p text:style-name="P5">La aplicación debe admitir diferentes roles de usuario, como "Administrador" y "Usuario".</text:p>
        </text:list-item>
        <text:list-item>
          <text:p text:style-name="P5">Cada rol tendrá diferentes niveles de acceso y privilegios dentro de la web.</text:p>
        </text:list-item>
      </text:list>
      <text:p text:style-name="P2"/>
      <text:p text:style-name="P9">Secciones Dinámicas:</text:p>
      <text:list xml:id="list3573115088" text:style-name="L5">
        <text:list-item>
          <text:p text:style-name="P6">La página web debe incluir secciones dinámicas como "Inicio", "Productos/Servicios", "Noticias/Actualizaciones", y "Contacto".</text:p>
        </text:list-item>
        <text:list-item>
          <text:p text:style-name="P6">El contenido de estas secciones debe poder ser gestionado dinámicamente a través de un panel de administración.</text:p>
        </text:list-item>
      </text:list>
      <text:p text:style-name="P2"/>
      <text:p text:style-name="P9">Subida de Imágenes (Galería):</text:p>
      <text:list xml:id="list17972948" text:style-name="L6">
        <text:list-item>
          <text:p text:style-name="P7">Se debe proporcionar a los usuarios con roles adecuados la capacidad de subir imágenes para crear una galería de productos, servicios o eventos.</text:p>
        </text:list-item>
        <text:list-item>
          <text:p text:style-name="P7">Las imágenes deben poder ser administradas y organizadas fácilmente desde el panel de administración.</text:p>
        </text:list-item>
      </text:list>
      <text:p text:style-name="P2"/>
      <text:p text:style-name="P9">Panel de Administración:</text:p>
      <text:list xml:id="list891789067" text:style-name="L7">
        <text:list-item>
          <text:p text:style-name="P8">Se debe desarrollar un panel de administración seguro y fácil de usar que permita a los administradores gestionar usuarios, roles, contenido , galería de imágenes y las posibles secciones dinámicas que contenga la web..</text:p>
        </text:list-item>
        <text:list-item>
          <text:p text:style-name="P8">Los administradores deben tener acceso completo para editar, agregar y eliminar contenido y usuarios según sea necesario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Calibri2" svg:font-family="Calibri" style:font-adornments="Negrita" style:font-family-generic="swiss" style:font-pitch="variable"/>
    <style:font-face style:name="Calibri1" svg:font-family="Calibri" style:font-adornments="Negrita itálica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cm" style:contextual-spacing="false" fo:line-height="115%" fo:text-align="justify" style:justify-single-word="false" style:page-number="auto"/>
      <style:text-properties style:font-name="Calibri" fo:font-family="Calibri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Standard" style:default-outline-level="1" style:class="text" style:master-page-name="">
      <style:paragraph-properties fo:margin-top="0.199cm" fo:margin-bottom="0cm" style:contextual-spacing="false" style:page-number="auto"/>
      <style:text-properties style:font-name="Calibri2" fo:font-family="Calibri" style:font-style-name="Negrita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Standard" style:default-outline-level="2" style:class="text" style:master-page-name="">
      <style:paragraph-properties fo:margin-top="0cm" fo:margin-bottom="0cm" style:contextual-spacing="false" style:page-number="auto"/>
      <style:text-properties style:font-name="Calibri1" fo:font-family="Calibri" style:font-style-name="Negrita itálica" style:font-family-generic="swiss" style:font-pitch="variable" fo:font-size="90%" fo:font-style="italic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Standard" style:default-outline-level="3" style:class="text" style:master-page-name="">
      <style:paragraph-properties fo:margin-top="0cm" fo:margin-bottom="0cm" style:contextual-spacing="false" style:page-number="auto"/>
      <style:text-properties style:font-name="Calibri2" fo:font-family="Calibri" style:font-style-name="Negrita" style:font-family-generic="swiss" style:font-pitch="variable" fo:font-size="80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2-12T13:41:39.679000000</dc:date>
    <meta:editing-duration>PT1H21M51S</meta:editing-duration>
    <meta:editing-cycles>15</meta:editing-cycles>
    <meta:generator>LibreOffice/7.1.8.1$Windows_X86_64 LibreOffice_project/e1f30c802c3269a1d052614453f260e49458c82c</meta:generator>
    <meta:document-statistic meta:table-count="0" meta:image-count="0" meta:object-count="0" meta:page-count="1" meta:paragraph-count="19" meta:word-count="268" meta:character-count="1799" meta:non-whitespace-character-count="1561"/>
  </office:meta>
</office:document-meta>
</file>